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istingPropertyCopier.getPropertyValue( NormalizedMessage 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istingPropertyCopier.ExistingPropertyCopi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